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input: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oltage range peak-to-peak:</text:p>
          </table:table-cell>
          <table:table-cell table:style-name="ce1"/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[V]</text:p>
          </table:table-cell>
          <table:table-cell/>
          <table:table-cell office:value-type="string" calcext:value-type="string">
            <text:p>Arduino floating point absolute range:</text:p>
          </table:table-cell>
          <table:table-cell table:number-columns-repeated="2"/>
          <table:table-cell table:style-name="ce2" office:value-type="float" office:value="3.4028235E+038" calcext:value-type="float">
            <text:p>3,40E+38</text:p>
          </table:table-cell>
        </table:table-row>
        <table:table-row table:style-name="ro1">
          <table:table-cell table:style-name="ce1" office:value-type="string" calcext:value-type="string">
            <text:p>current range peak-to-peak: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[A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bits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MS window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caling1 (voltage)</text:p>
          </table:table-cell>
          <table:table-cell table:formula="of:=[.C2]/2^[.C4]" office:value-type="float" office:value="0.68359375" calcext:value-type="float">
            <text:p>0,68359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ingSq1 (voltage)</text:p>
          </table:table-cell>
          <table:table-cell table:formula="of:=[.C2]^2/2^(2*[.C4])" office:value-type="float" office:value="0.467300415039063" calcext:value-type="float">
            <text:p>0,4673004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aling2 (current)</text:p>
          </table:table-cell>
          <table:table-cell table:formula="of:=[.C3]/2^10" office:value-type="float" office:value="0.0048828125" calcext:value-type="float">
            <text:p>0,0048828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ingSq2 (current)</text:p>
          </table:table-cell>
          <table:table-cell table:formula="of:=([.C3]^2)/2^(2*[.C4])" office:value-type="float" office:value="0.0000238418579101562" calcext:value-type="float">
            <text:p>2,38418579101562E-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aling3</text:p>
          </table:table-cell>
          <table:table-cell table:formula="of:=[.B8]*[.B11]/[.C5]" office:value-type="float" office:value="0.0000834465026855469" calcext:value-type="float">
            <text:p>8,34465026855469E-0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eAcc increments per Ws:</text:p>
          </table:table-cell>
          <table:table-cell/>
          <table:table-cell table:formula="of:=1000/[.B14]" office:value-type="float" office:value="11983725.7142857" calcext:value-type="float">
            <text:p>11983725,714285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ergy-range overflow:</text:p>
          </table:table-cell>
          <table:table-cell/>
          <table:table-cell table:formula="of:=[.I2]/[.C17]" office:value-type="float" office:value="2.83953720331192E+031" calcext:value-type="float">
            <text:p>2,83953720331192E+031</text:p>
          </table:table-cell>
          <table:table-cell office:value-type="string" calcext:value-type="string">
            <text:p>[Ws]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9]/3600000" office:value-type="float" office:value="7.88760334253311E+024" calcext:value-type="float">
            <text:p>7,88760334253311E+024</text:p>
          </table:table-cell>
          <table:table-cell office:value-type="string" calcext:value-type="string">
            <text:p>[kWh]</text:p>
          </table:table-cell>
          <table:table-cell office:value-type="string" calcext:value-type="string">
            <text:p>(no issue at all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1:37.263492917</meta:creation-date>
    <meta:generator>LibreOffice/5.1.6.2$Linux_X86_64 LibreOffice_project/10m0$Build-2</meta:generator>
    <dc:date>2019-10-16T16:33:12.588456750</dc:date>
    <meta:editing-duration>PT21M4S</meta:editing-duration>
    <meta:editing-cycles>3</meta:editing-cycles>
    <meta:document-statistic meta:table-count="1" meta:cell-count="31" meta:object-count="0"/>
  </office:meta>
</office:document-meta>
</file>